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0.953cm" svg:y1="1.015cm" svg:x2="0.953cm" svg:y2="19.966cm" svg:d="M953 1015v18951" svg:viewBox="0 0 1 18952">
          <text:p/>
        </draw:connector>
        <draw:connector draw:style-name="gr1" draw:text-style-name="P1" draw:layer="layout" draw:type="line" svg:x1="0.953cm" svg:y1="1.015cm" svg:x2="23.966cm" svg:y2="1.015cm" draw:start-shape="id1" draw:start-glue-point="2" svg:d="M953 1015h23013" svg:viewBox="0 0 23014 1">
          <text:p/>
        </draw:connector>
        <draw:connector draw:style-name="gr1" draw:text-style-name="P1" xml:id="id2" draw:id="id2" draw:layer="layout" draw:type="line" svg:x1="26.027cm" svg:y1="0.984cm" svg:x2="28.673cm" svg:y2="1.015cm" svg:d="M26027 984l2646 31" svg:viewBox="0 0 2647 32">
          <text:p/>
        </draw:connector>
        <draw:connector draw:style-name="gr1" draw:text-style-name="P1" xml:id="id3" draw:id="id3" draw:layer="layout" draw:type="line" svg:x1="28.673cm" svg:y1="1.015cm" svg:x2="28.735cm" svg:y2="20.089cm" draw:start-shape="id2" draw:start-glue-point="3" svg:d="M28673 1015l62 19074" svg:viewBox="0 0 63 19075">
          <text:p/>
        </draw:connector>
        <draw:connector draw:style-name="gr1" draw:text-style-name="P1" draw:layer="layout" draw:type="line" svg:x1="28.735cm" svg:y1="20.089cm" svg:x2="9.66cm" svg:y2="20.028cm" draw:start-shape="id3" draw:start-glue-point="3" svg:d="M28735 20089l-19075-61" svg:viewBox="0 0 19076 62">
          <text:p/>
        </draw:connector>
        <draw:connector draw:style-name="gr1" draw:text-style-name="P1" draw:layer="layout" draw:type="line" svg:x1="0.953cm" svg:y1="19.966cm" svg:x2="6.737cm" svg:y2="19.997cm" draw:start-shape="id1" draw:start-glue-point="3" svg:d="M953 19966l5784 31" svg:viewBox="0 0 5785 32">
          <text:p/>
        </draw:connector>
        <draw:connector draw:style-name="gr1" draw:text-style-name="P1" draw:layer="layout" draw:type="line" svg:x1="9.629cm" svg:y1="21.135cm" svg:x2="9.629cm" svg:y2="17.874cm" svg:d="M9629 21135v-3261" svg:viewBox="0 0 1 3262">
          <text:p/>
        </draw:connector>
        <draw:connector draw:style-name="gr1" draw:text-style-name="P1" draw:layer="layout" draw:type="line" svg:x1="6.768cm" svg:y1="21.228cm" svg:x2="6.768cm" svg:y2="17.967cm" svg:d="M6768 21228v-3261" svg:viewBox="0 0 1 3262">
          <text:p/>
        </draw:connector>
        <draw:connector draw:style-name="gr1" draw:text-style-name="P1" xml:id="id4" draw:id="id4" draw:layer="layout" draw:type="line" svg:x1="0.984cm" svg:y1="15.998cm" svg:x2="0.984cm" svg:y2="15.998cm" svg:d="M984 15998z" svg:viewBox="0 0 1 1">
          <text:p/>
        </draw:connector>
        <draw:connector draw:style-name="gr1" draw:text-style-name="P1" draw:layer="layout" draw:type="line" svg:x1="0.984cm" svg:y1="15.998cm" svg:x2="0.984cm" svg:y2="15.998cm" draw:start-shape="id4" draw:start-glue-point="0" draw:end-shape="id4" draw:end-glue-point="0" svg:d="M984 15998z" svg:viewBox="0 0 1 1">
          <text:p/>
        </draw:connector>
        <draw:connector draw:style-name="gr1" draw:text-style-name="P1" draw:layer="layout" draw:type="line" svg:x1="1.75cm" svg:y1="16.5cm" svg:x2="1.75cm" svg:y2="16.5cm" svg:d="M1750 16500z" svg:viewBox="0 0 1 1">
          <text:p/>
        </draw:connector>
        <draw:custom-shape draw:style-name="gr2" draw:text-style-name="P1" draw:layer="layout" svg:width="0.9cm" svg:height="1.3cm" svg:x="1.9cm" svg:y="16.6cm">
          <text:p text:style-name="P1">3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6.6cm">
          <text:p text:style-name="P1">3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9cm">
          <text:p text:style-name="P1">3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9cm">
          <text:p text:style-name="P1">3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cm" svg:y="1.9cm">
          <text:p text:style-name="P1">3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.9cm" svg:y="1.9cm">
          <text:p text:style-name="P1">38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7.7cm" svg:y="3.7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8cm" svg:y="3.7cm">
          <text:p text:style-name="P1">40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3.966cm" svg:y1="2.092cm" svg:x2="23.997cm" svg:y2="0.123cm" svg:d="M23966 2092l31-1969" svg:viewBox="0 0 32 1970">
          <text:p/>
        </draw:connector>
        <draw:connector draw:style-name="gr1" draw:text-style-name="P1" draw:layer="layout" draw:type="line" svg:x1="26.027cm" svg:y1="2.03cm" svg:x2="26.027cm" svg:y2="0.153cm" svg:d="M26027 2030v-1877" svg:viewBox="0 0 1 1878">
          <text:p/>
        </draw:connector>
        <draw:custom-shape draw:style-name="gr2" draw:text-style-name="P1" draw:layer="layout" svg:width="0.9cm" svg:height="1.3cm" svg:x="27.8cm" svg:y="16.1cm">
          <text:p text:style-name="P1">4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26.9cm" svg:y="16.1cm">
          <text:p text:style-name="P1">42</text:p>
          <draw:enhanced-geometry svg:viewBox="0 0 21600 21600" draw:type="rectangle" draw:enhanced-path="M 0 0 L 21600 0 21600 21600 0 21600 0 0 Z N"/>
        </draw:custom-shape>
        <draw:frame draw:style-name="gr3" draw:layer="layout" svg:width="10cm" svg:height="3.25cm" svg:x="9cm" svg:y="8cm">
          <draw:text-box>
            <text:p/>
            <text:p><text:s text:c="10"/><text:span text:style-name="T1">CMT</text:span> <text:s text:c="6"/><text:span text:style-name="T1">E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bjectwithshadow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28T11:25:31.048115930</meta:creation-date>
    <dc:date>2016-06-28T11:52:11.393400087</dc:date>
    <dc:creator>SD Canto</dc:creator>
    <meta:editing-duration>PT11M29S</meta:editing-duration>
    <meta:editing-cycles>2</meta:editing-cycles>
    <meta:generator>LibreOffice/4.2.8.2$Linux_x86 LibreOffice_project/420m0$Build-2</meta:generator>
    <meta:document-statistic meta:object-count="24"/>
  </office:meta>
</office:document-meta>
</file>